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018cm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style:paragraph-properties fo:background-color="#ffffff">
        <style:background-image/>
      </style:paragraph-properties>
    </style:style>
    <style:style style:name="P10" style:family="paragraph" style:parent-style-name="PPIG_20_Reference">
      <style:text-properties fo:color="#000000" style:font-size-complex="11pt"/>
    </style:style>
    <style:style style:name="P11" style:family="paragraph" style:parent-style-name="PPIG_20_Reference">
      <style:text-properties fo:color="#000000" fo:background-color="#ffcc00" style:font-size-complex="11pt"/>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PPIG_20_Heading_20_Level_20_1">
      <style:paragraph-properties fo:background-color="#ffffff">
        <style:background-image/>
      </style:paragraph-properties>
    </style:style>
    <style:style style:name="P14" style:family="paragraph" style:parent-style-name="PPIG_20_Normal">
      <style:text-properties fo:background-color="#ffffff"/>
    </style:style>
    <style:style style:name="P15" style:family="paragraph" style:parent-style-name="PPIG_20_Normal">
      <style:paragraph-properties fo:background-color="#ffffff">
        <style:background-image/>
      </style:paragraph-properties>
    </style:style>
    <style:style style:name="P16" style:family="paragraph" style:parent-style-name="PPIG_20_Normal">
      <style:paragraph-properties fo:background-color="#ffffff">
        <style:background-image/>
      </style:paragraph-properties>
      <style:text-properties fo:color="#000000"/>
    </style:style>
    <style:style style:name="P17"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style:font-size-asian="9pt" style:font-weight-asian="normal"/>
    </style:style>
    <style:style style:name="T4" style:family="text">
      <style:text-properties fo:color="#000000" style:font-size-complex="11pt"/>
    </style:style>
    <style:style style:name="T5" style:family="text">
      <style:text-properties fo:color="#000000" fo:background-color="#ffffff"/>
    </style:style>
    <style:style style:name="T6" style:family="text">
      <style:text-properties fo:color="#000000" fo:background-color="#ffffff" style:font-size-complex="11pt"/>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style:font-style-asian="italic" style:font-size-complex="11pt"/>
    </style:style>
    <style:style style:name="T9" style:family="text">
      <style:text-properties fo:color="#000000" fo:background-color="#ffcc00" style:font-size-complex="11pt"/>
    </style:style>
    <style:style style:name="T10" style:family="text">
      <style:text-properties fo:color="#000000" fo:background-color="#ff3333"/>
    </style:style>
    <style:style style:name="T11" style:family="text">
      <style:text-properties fo:color="#000000" fo:background-color="#ffff66"/>
    </style:style>
    <style:style style:name="T12" style:family="text">
      <style:text-properties fo:color="#000000" fo:background-color="transparent"/>
    </style:style>
    <style:style style:name="T13" style:family="text">
      <style:text-properties fo:background-color="#ffffff"/>
    </style:style>
    <style:style style:name="T14" style:family="text">
      <style:text-properties fo:background-color="#ffff00"/>
    </style:style>
    <style:style style:name="T15" style:family="text">
      <style:text-properties style:font-name="Times New Roman" fo:font-size="11pt" style:font-size-asian="11pt" style:font-name-complex="Times New Roman" style:font-size-complex="11pt"/>
    </style:style>
    <style:style style:name="T16"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7" style:family="text">
      <style:text-properties style:font-name-asian="Courier New"/>
    </style:style>
    <style:style style:name="T18" style:family="text">
      <style:text-properties fo:background-color="transparent"/>
    </style:style>
    <style:style style:name="T19" style:family="text">
      <style:text-properties fo:background-color="transparent" style:font-size-complex="11pt"/>
    </style:style>
    <style:style style:name="T20" style:family="text">
      <style:text-properties fo:background-color="#ffff66"/>
    </style:style>
    <style:style style:name="T21" style:family="text">
      <style:text-properties fo:background-color="#ffff66" style:font-size-complex="11pt"/>
    </style:style>
    <style:style style:name="T22"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text:a xlink:type="simple" xlink:href="mailto:L1463274@live.tees.ac.ukgit" text:style-name="Internet_20_link" text:visited-style-name="Visited_20_Internet_20_Link">L1463274@live.tees.ac.ukgit</text:a> </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3"> to sustain the bee population in the wild, when infected with Varroas.</text:span></text:span></text:p>
        <text:p text:style-name="PPIG_20_Normal"><text:span text:style-name="Default_20_Paragraph_20_Font"><text:span text:style-name="T13">The infestation of the bee’s hive begins when a Varroa latches onto a bee and waits for the bee to enter to a hive. The mite then leaves its initial host and nests its self in an uncapped brood cell until it is sealed. The mite then feeds</text:span></text:span><text:span text:style-name="Default_20_Paragraph_20_Font"><text:span text:style-name="T13">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text:span></text:span><text:span text:style-name="Default_20_Paragraph_20_Font"><text:span text:style-name="T4">2013)</text:span></text:span><text:span text:style-name="Default_20_Paragraph_20_Font"><text:span text:style-name="T13">, and can ultimately</text:span></text:span><text:span text:style-name="Default_20_Paragraph_20_Font"><text:span text:style-name="T13"> cause the collapse of a colony</text:span></text:span><text:span text:style-name="Default_20_Paragraph_20_Font"><text:span text:style-name="T13">. </text:span></text:span><text:span text:style-name="Default_20_Paragraph_20_Font"><text:span text:style-name="T13">The hypothesis</text:span></text:span><text:span text:style-name="Default_20_Paragraph_20_Font"><text:span text:style-name="T13">’ logic is that as during swarming, bees have a period where there is no reproduct</text:span></text:span><text:span text:style-name="Default_20_Paragraph_20_Font"><text:span text:style-name="T13">ion, and as a result the mites do not reproduce, meaning that many die, allowing the overall bee population to sustain its </text:span></text:span><text:span text:style-name="Default_20_Paragraph_20_Font"><text:span text:style-name="T13">self.</text:span></text:span></text:p>
        <text:p text:style-name="PPIG_20_Heading_20_Level_20_1">2. Model</text:p>
        <text:p text:style-name="P14">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4">Seasons are also simplified for th<text:span text:style-name="T18">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9"><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9"><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9"><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9"><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9"><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2">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2"> use would be 60,000, with the ability to make a hive larger, up to 80,000 for a very large hive </text:span><text:span text:style-name="T18">(Burns &amp; Burns, 2007)</text:span><text:span text:style-name="T12">.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2"> under 50,000 capacity).</text:span></text:p>
        <text:p text:style-name="P16"><text:span text:style-name="T18">The swarming functionality is modelled based upon the hives capacity, where bees swarm at a default of 70% of the maximum capacity (</text:span><text:span text:style-name="Default_20_Paragraph_20_Font"><text:span text:style-name="T19">Loftus, Smith, Seeley, 2016),</text:span></text:span><text:span text:style-name="T18">,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9"><text:span text:style-name="T18"/></text:p>
        <text:p text:style-name="P13"><text:span text:style-name="T18">3. Results</text:span></text:p>
        <text:p text:style-name="P8">Simulations ran by the model have indicated that:</text:p>
        <text:p text:style-name="PPIG_20_Heading_20_Level_20_1"><text:soft-page-break/>4. Analysis</text:p>
        <text:p text:style-name="PPIG_20_Normal"><text:span text:style-name="Default_20_Paragraph_20_Font"><text:span text:style-name="T14">The results appear to demonstrate </text:span></text:span><text:span text:style-name="Default_20_Paragraph_20_Font"><text:span text:style-name="T14">that the hypothesis is</text:span></text:span></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text:span></text:span><text:span text:style-name="Default_20_Paragraph_20_Font"><text:span text:style-name="T4">. How Hon</text:span></text:span><text:span text:style-name="Default_20_Paragraph_20_Font"><text:span text:style-name="T4">ey Bee Colonies Survive in the Wild: Testing the Importance of Small Nests and Frequent Swarming. </text:span></text:span><text:span text:style-name="Default_20_Paragraph_20_Font"><text:span text:style-name="T7">PLoS ONE,</text:span></text:span><text:span text:style-name="Default_20_Paragraph_20_Font"><text:span text:style-name="T7"> </text:span></text:span><text:span text:style-name="Default_20_Paragraph_20_Font"><text:span text:style-name="T7">11</text:span></text:span><text:span text:style-name="Default_20_Paragraph_20_Font"><text:span text:style-name="T4">(3). doi:10.1371/journal.pone.0150362</text:span></text:span></text:p>
        <text:p text:style-name="P10"/>
        <text:p text:style-name="P12"><text:span text:style-name="Default_20_Paragraph_20_Font"><text:span text:style-name="T15">Simpson, J., &amp; Riedel, I. B. (1963, February 20). The Factor That Causes Swarming By Honeybee </text:span></text:span><text:span text:style-name="Default_20_Paragraph_20_Font"><text:span text:style-name="T15"><text:s text:c="3"/></text:span></text:span><text:span text:style-name="Default_20_Paragraph_20_Font"><text:span text:style-name="T15">Colonies In Small Hives. </text:span></text:span><text:span text:style-name="Default_20_Paragraph_20_Font"><text:span text:style-name="T15">Journel of Apicultural Research,</text:span></text:span><text:span text:style-name="Default_20_Paragraph_20_Font"><text:span text:style-name="T15"> </text:span></text:span><text:span text:style-name="Default_20_Paragraph_20_Font"><text:span text:style-name="T15">2</text:span></text:span><text:span text:style-name="Default_20_Paragraph_20_Font"><text:span text:style-name="T15">(1). </text:span></text:span><text:a xlink:type="simple" xlink:href="http://dx.doi.org/10.1080/00218839.1963.11100056" office:target-frame-name="_top" xlink:show="replace" text:style-name="Internet_20_link" text:visited-style-name="Visited_20_Internet_20_Link"><text:span text:style-name="Hyperlink"><text:span text:style-name="T15">http://dx.doi.org/10.1080/00218839.1963.11100056</text:span></text:span></text:a></text:p>
        <text:p text:style-name="P10"/>
        <text:p text:style-name="PPIG_20_Reference"><text:span text:style-name="Default_20_Paragraph_20_Font"><text:span text:style-name="T4">Francis, R. M., Nielsen, S. L., &amp; Kryger, P. (2013). Varroa-Virus Interactio</text:span></text:span><text:span text:style-name="Default_20_Paragraph_20_Font"><text:span text:style-name="T4">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0"/>
        <text:p text:style-name="PPIG_20_Reference"><text:span text:style-name="Default_20_Paragraph_20_Font"><text:span text:style-name="T4">Ziegelmann, B., Tolasch, T., Steidle, J. L., &amp; Rosenkranz, P. (2013). The mating behavior of Varroa destructor is triggered by a female sex pheromone. Part 2: Identificat</text:span></text:span><text:span text:style-name="Default_20_Paragraph_20_Font"><text:span text:style-name="T4">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0"/>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1"/>
        <text:p text:style-name="PPIG_20_Reference"><text:span text:style-name="Default_20_Paragraph_20_Font"><text:span text:style-name="T6">Ruepell, O., </text:span></text:span><text:span text:style-name="Default_20_Paragraph_20_Font"><text:span text:style-name="T6">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6">Eley, L. (2010, May 01). All About Honey Bees. Retrieved November 11, 2016, from </text:span></text:span><text:span text:style-name="Default_20_Paragraph_20_Font"><text:span text:style-name="T15">http://www.colostate.edu/Dept/CoopExt/4dmg/Pests/bees.htm </text:span></text:span></text:p>
        <text:p text:style-name="P5"/>
        <text:p text:style-name="Normal"><text:span text:style-name="Default_20_Paragraph_20_Font"><text:span text:style-name="T15">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5">http://articles.extension.org/pages/73133/honey-bee-queens:-evaluating-the-most-important-colony-member</text:span></text:span></text:a></text:p>
        <text:p text:style-name="Normal"><text:span text:style-name="Default_20_Paragraph_20_Font"><text:span text:style-name="T15"/></text:span></text:p>
        <text:p text:style-name="Normal"><text:span text:style-name="Default_20_Paragraph_20_Font"><text:span text:style-name="T15">Burns, D., &amp; Burns, S. (2007, October 23). Honey production. Retrieved November 12, 2016, from David &amp; Sheri Burns, http://www.honeybeesonline.com/honey-production/</text:span></text:span></text:p>
        <text:p text:style-name="P5"/>
        <text:p text:style-name="P8">Assorted style stuff</text:p>
        <text:p text:style-name="P8"/>
        <text:p text:style-name="PPIG_20_Heading_20_Level_20_2"><text:soft-page-break/>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7"><text:s text:c="4"/></text:span></text:span>apply( *, a, b ) -&gt; c;</text:p>
        <text:p text:style-name="PPIG_20_Code"><text:span text:style-name="Default_20_Paragraph_20_Font"><text:span text:style-name="T17"><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106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fo:hyphenation-remain-char-count="0" fo:hyphenation-push-char-count="0"/>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fo:hyphenation-remain-char-count="0" fo:hyphenation-push-char-count="0"/>
    </style:style>
    <style:style style:name="PPIG_20_Heading_20_Level_20_1" style:display-name="PPIG Heading Level 1" style:family="paragraph" style:parent-style-name="Standard" style:next-style-name="PPIG_20_Normal">
      <style:paragraph-properties fo:margin-top="0.635cm" fo:margin-bottom="0.212cm" fo:hyphenation-ladder-count="no-limit" fo:keep-with-next="always"/>
      <style:text-properties style:font-name="Arial" fo:font-size="11pt" fo:font-weight="bold" style:font-size-asian="11pt" style:font-weight-asian="bold" style:font-name-complex="Arial" fo:hyphenate="false" fo:hyphenation-remain-char-count="0" fo:hyphenation-push-char-count="0"/>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fo:hyphenation-remain-char-count="0" fo:hyphenation-push-char-count="0"/>
    </style:style>
    <style:style style:name="PPIG_20_Reference" style:display-name="PPIG Reference" style:family="paragraph" style:parent-style-name="Standard">
      <style:paragraph-properties fo:margin-left="0.635cm" fo:margin-right="0cm" fo:margin-top="0.212cm" fo:margin-bottom="0cm" fo:hyphenation-ladder-count="no-limit" fo:text-indent="-0.635cm" style:auto-text-indent="false">
        <style:tab-stops/>
      </style:paragraph-properties>
      <style:text-properties fo:font-size="11pt" style:font-size-asian="11pt" fo:hyphenate="false" fo:hyphenation-remain-char-count="0" fo:hyphenation-push-char-count="0"/>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size="12pt" fo:font-weight="bold" style:font-size-asian="12pt" style:font-weight-asian="bold" style:font-name-complex="Arial" fo:hyphenate="false" fo:hyphenation-remain-char-count="0" fo:hyphenation-push-char-count="0"/>
    </style:style>
    <style:style style:name="PPIG_20_Keywords" style:display-name="PPIG Keywords" style:family="paragraph" style:parent-style-name="Standard">
      <style:paragraph-properties fo:hyphenation-ladder-count="no-limit"/>
      <style:text-properties fo:hyphenate="false" fo:hyphenation-remain-char-count="0" fo:hyphenation-push-char-count="0"/>
    </style:style>
    <style:style style:name="PPIG_20_Normal" style:display-name="PPIG Normal" style:family="paragraph" style:parent-style-name="Standard">
      <style:paragraph-properties fo:margin-top="0.212cm" fo:margin-bottom="0cm" fo:hyphenation-ladder-count="no-limit"/>
      <style:text-properties fo:font-size="11pt" style:font-size-asian="11pt" fo:hyphenate="false" fo:hyphenation-remain-char-count="0" fo:hyphenation-push-char-count="0"/>
    </style:style>
    <style:style style:name="PPIG_20_Heading_20_Level_20_2" style:display-name="PPIG Heading Level 2" style:family="paragraph" style:parent-style-name="PPIG_20_Normal" style:next-style-name="PPIG_20_Normal">
      <style:paragraph-properties fo:margin-top="0.423cm" fo:margin-bottom="0cm" fo:hyphenation-ladder-count="no-limit" fo:keep-with-next="always"/>
      <style:text-properties style:font-name="Arial" style:font-name-complex="Arial" fo:hyphenate="false" fo:hyphenation-remain-char-count="0" fo:hyphenation-push-char-count="0"/>
    </style:style>
    <style:style style:name="PPIG_20_Abstract" style:display-name="PPIG Abstract" style:family="paragraph" style:parent-style-name="PPIG_20_Normal">
      <style:paragraph-properties fo:hyphenation-ladder-count="no-limit"/>
      <style:text-properties fo:hyphenate="false" fo:hyphenation-remain-char-count="0" fo:hyphenation-push-char-count="0"/>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fo:hyphenation-remain-char-count="0" fo:hyphenation-push-char-count="0"/>
    </style:style>
    <style:style style:name="PPIG_20_Table_20_Entry" style:display-name="PPIG Table Entry" style:family="paragraph" style:parent-style-name="Standard">
      <style:paragraph-properties fo:margin-top="0.035cm" fo:margin-bottom="0.035cm" fo:text-align="center" style:justify-single-word="false" fo:hyphenation-ladder-count="no-limit"/>
      <style:text-properties fo:font-size="11pt" style:font-size-asian="11pt" fo:hyphenate="false" fo:hyphenation-remain-char-count="0" fo:hyphenation-push-char-count="0"/>
    </style:style>
    <style:style style:name="PPIG_20_Caption" style:display-name="PPIG Caption" style:family="paragraph" style:parent-style-name="PPIG_20_Normal">
      <style:paragraph-properties fo:margin-top="0cm" fo:margin-bottom="0.212cm" fo:text-align="center" style:justify-single-word="false" fo:hyphenation-ladder-count="no-limit"/>
      <style:text-properties fo:font-style="italic" style:font-style-asian="italic" fo:hyphenate="false" fo:hyphenation-remain-char-count="0" fo:hyphenation-push-char-count="0"/>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fo:hyphenation-remain-char-count="0" fo:hyphenation-push-char-count="0"/>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fo:hyphenation-remain-char-count="0" fo:hyphenation-push-char-count="0"/>
    </style:style>
    <style:style style:name="PPIG_20_Code" style:display-name="PPIG Code" style:family="paragraph" style:parent-style-name="PPIG_20_Normal">
      <style:paragraph-properties fo:margin-left="0.751cm" fo:margin-right="0cm" fo:margin-top="0cm" fo:margin-bottom="0cm" fo:hyphenation-ladder-count="no-limit" fo:text-indent="0cm" style:auto-text-indent="false" fo:padding-left="0.141cm" fo:padding-right="0cm" fo:padding-top="0cm" fo:padding-bottom="0cm" fo:border-left="0.018cm solid #000000" fo:border-right="none" fo:border-top="none" fo:border-bottom="none" style:shadow="none">
        <style:tab-stops/>
      </style:paragraph-properties>
      <style:text-properties style:font-name="Courier New" fo:font-size="10pt" style:font-size-asian="10pt"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Tms Rmn" style:font-name-complex="Tms Rmn"/>
    </style:style>
    <style:style style:name="WW_5f_CharLFO3LVL1" style:display-name="WW_CharLFO3LVL1" style:family="text">
      <style:text-properties style:font-name="Symbol" style:font-name-complex="Symbol"/>
    </style:style>
    <style:style style:name="WW_5f_CharLFO4LVL1" style:display-name="WW_CharLFO4LVL1" style:family="text">
      <style:text-properties style:font-name="Tms Rmn" style:font-name-complex="Tms Rmn"/>
    </style:style>
    <style:style style:name="WW_5f_CharLFO5LVL1" style:display-name="WW_CharLFO5LVL1" style:family="text">
      <style:text-properties style:font-name="Symbol" style:font-name-comple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span></text:span><text:span text:style-name="Default_20_Paragraph_20_Font"><text:span text:style-name="MT1"><text:tab/></text:span></text:span><text:span text:style-name="Page_20_Number"><text:page-number text:select-page="current">5</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PIG Submission Template 2008</dc:title>
    <meta:keyword>PPIG; Template</meta:keyword>
    <meta:initial-creator>s</meta:initial-creator>
    <dc:creator>Ben Hayward</dc:creator>
    <meta:creation-date>2014-01-24T18:05:00Z</meta:creation-date>
    <dc:date>2016-11-12T11:39:12</dc:date>
    <meta:print-date>2014-09-23T11:55:00Z</meta:print-date>
    <meta:editing-cycles>57</meta:editing-cycles>
    <meta:editing-duration>PT7H35M56S</meta:editing-duration>
    <meta:document-statistic meta:table-count="1" meta:image-count="0" meta:object-count="0" meta:page-count="5" meta:paragraph-count="65" meta:word-count="1785" meta:character-count="10537"/>
    <meta:template xlink:type="simple" xlink:actuate="onRequest" xlink:title="" xlink:href="Normal"/>
  </office:meta>
</office:document-meta>
</file>